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4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8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6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Mens. 05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2]-[.F2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Mens. 06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3]-[.F3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Mens. 07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4]-[.F4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Mens. 08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5]-[.F5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Mens. 09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6]-[.F6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Mens. 10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7]-[.F7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Mens. 11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8]-[.F8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Mens. 12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9]-[.F9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6-01-31" calcext:value-type="date">
            <text:p>31/01/2026</text:p>
          </table:table-cell>
          <table:table-cell table:style-name="ce21" office:value-type="string" calcext:value-type="string">
            <text:p>Mens. 01/2026 (A.C.)</text:p>
          </table:table-cell>
          <table:table-cell table:style-name="ce24" office:value-type="float" office:value="370" calcext:value-type="float">
            <text:p>37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10]-[.F10]" office:value-type="float" office:value="370" calcext:value-type="float">
            <text:p>37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6-02-28" calcext:value-type="date">
            <text:p>28/02/2026</text:p>
          </table:table-cell>
          <table:table-cell table:style-name="ce21" office:value-type="string" calcext:value-type="string">
            <text:p>Mens. 02/2026 (A.C.)</text:p>
          </table:table-cell>
          <table:table-cell table:style-name="ce24" office:value-type="float" office:value="370" calcext:value-type="float">
            <text:p>37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11]-[.F11]" office:value-type="float" office:value="370" calcext:value-type="float">
            <text:p>37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style-name="ce35" office:value-type="string" calcext:value-type="string">
            <text:p>TOTAL</text:p>
          </table:table-cell>
          <table:table-cell table:style-name="ce34" table:formula="of:=SUM([.H2:.H11])" office:value-type="float" office:value="3540" calcext:value-type="float">
            <text:p>3.54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12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2">
          <table:table-cell table:style-name="ce14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31985">
          <table:table-cell table:style-name="ce12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8.589960178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8.5920195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3-02T11:12:48.873430756</dc:date>
    <meta:print-date>2019-10-31T18:04:07.913029257</meta:print-date>
    <dc:language>pt-PT</dc:language>
    <meta:editing-cycles>573</meta:editing-cycles>
    <meta:editing-duration>P1DT8H36M1S</meta:editing-duration>
    <meta:document-statistic meta:table-count="1" meta:cell-count="70" meta:object-count="0"/>
    <meta:user-defined meta:name="Info 0"/>
    <meta:user-defined meta:name="Info 1"/>
    <meta:user-defined meta:name="Info 2"/>
    <meta:user-defined meta:name="Info 3"/>
  </office:meta>
</office:document-meta>
</file>